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4cm" fo:min-width="69.96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2" style:family="text">
      <style:text-properties fo:color="#ff00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3" style:family="text">
      <style:text-properties fo:color="#ff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4" style:family="text">
      <style:text-properties fo:color="#00dc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5" style:family="text">
      <style:text-properties fo:color="#3deb3d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6" style:family="text">
      <style:text-properties fo:color="#00ff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13.706cm" svg:height="11.454cm" svg:x="6.505cm" svg:y="11.236cm">
          <draw:text-box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6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 </meta:initial-creator>
    <meta:creation-date>1997-12-03T14:48:35</meta:creation-date>
    <dc:date>2010-03-23T16:00:28</dc:date>
    <meta:editing-cycles>3</meta:editing-cycles>
    <meta:editing-duration>P62DT56M34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